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cc683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9e1c0e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c95b71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1708df" officeooo:paragraph-rsid="00de44b2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1708df" officeooo:paragraph-rsid="00964d4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1708df" officeooo:paragraph-rsid="00948281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948281" officeooo:paragraph-rsid="00948281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948281" officeooo:paragraph-rsid="00948281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Consolas" fo:font-size="9pt" style:text-underline-style="none" fo:font-weight="bold" officeooo:rsid="00948281" officeooo:paragraph-rsid="009bd548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Consolas" fo:font-size="9pt" style:text-underline-style="none" fo:font-weight="bold" officeooo:rsid="0093e28b" officeooo:paragraph-rsid="0093e28b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Consolas" fo:font-size="9pt" fo:font-style="italic" style:text-underline-style="none" fo:font-weight="bold" officeooo:rsid="0099d809" officeooo:paragraph-rsid="0099d809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text-properties style:font-name="Consolas" fo:font-size="4pt" style:text-underline-style="none" fo:font-weight="bold" officeooo:rsid="00948281" officeooo:paragraph-rsid="009bd548" style:font-size-asian="4pt" style:font-weight-asian="bold" style:font-size-complex="4pt" style:font-weight-complex="bold"/>
    </style:style>
    <style:style style:name="P16" style:family="paragraph" style:parent-style-name="Standard">
      <style:text-properties style:font-name="Consolas" fo:font-size="4pt" style:text-underline-style="none" fo:font-weight="bold" officeooo:rsid="00948281" officeooo:paragraph-rsid="00948281" style:font-size-asian="4pt" style:font-weight-asian="bold" style:font-size-complex="4pt" style:font-weight-complex="bold"/>
    </style:style>
    <style:style style:name="P17" style:family="paragraph" style:parent-style-name="Standard">
      <style:text-properties style:font-name="Consolas" fo:font-size="5pt" style:text-underline-style="none" fo:font-weight="bold" officeooo:rsid="00200af4" officeooo:paragraph-rsid="00860610" style:font-size-asian="5pt" style:font-weight-asian="bold" style:font-size-complex="5pt" style:font-weight-complex="bold"/>
    </style:style>
    <style:style style:name="P18" style:family="paragraph" style:parent-style-name="Standard">
      <style:text-properties officeooo:paragraph-rsid="00de44b2"/>
    </style:style>
    <style:style style:name="P19" style:family="paragraph" style:parent-style-name="Standard">
      <style:text-properties officeooo:paragraph-rsid="01067a4f"/>
    </style:style>
    <style:style style:name="P20" style:family="paragraph" style:parent-style-name="Standard">
      <style:text-properties style:font-name="Consolas" fo:font-size="9pt" fo:font-weight="bold" officeooo:rsid="003d2e6d" officeooo:paragraph-rsid="0107b6cd" style:font-size-asian="9pt" style:font-weight-asian="bold" style:font-size-complex="9pt" style:font-weight-complex="bold"/>
    </style:style>
    <style:style style:name="P2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officeooo:rsid="003d2e6d"/>
    </style:style>
    <style:style style:name="T5" style:family="text">
      <style:text-properties officeooo:rsid="003ecac0"/>
    </style:style>
    <style:style style:name="T6" style:family="text">
      <style:text-properties officeooo:rsid="003fd1c6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a8c26" style:font-size-asian="11pt" style:font-size-complex="11pt"/>
    </style:style>
    <style:style style:name="T9" style:family="text">
      <style:text-properties fo:font-size="11pt" officeooo:rsid="003ecac0" style:font-size-asian="11pt" style:font-size-complex="11pt"/>
    </style:style>
    <style:style style:name="T10" style:family="text">
      <style:text-properties fo:font-size="11pt" officeooo:rsid="00377b4e" style:font-size-asian="11pt" style:font-size-complex="11pt"/>
    </style:style>
    <style:style style:name="T11" style:family="text">
      <style:text-properties fo:font-size="11pt" officeooo:rsid="005dfbbe" style:font-size-asian="11pt" style:font-size-complex="11pt"/>
    </style:style>
    <style:style style:name="T12" style:family="text">
      <style:text-properties fo:font-size="11pt" officeooo:rsid="001708df" style:font-size-asian="11pt" style:font-size-complex="11pt"/>
    </style:style>
    <style:style style:name="T13" style:family="text">
      <style:text-properties fo:font-size="11pt" officeooo:rsid="007cc683" style:font-size-asian="11pt" style:font-size-complex="11pt"/>
    </style:style>
    <style:style style:name="T14" style:family="text">
      <style:text-properties fo:font-size="11pt" officeooo:rsid="00e8330c" style:font-size-asian="11pt" style:font-size-complex="11pt"/>
    </style:style>
    <style:style style:name="T15" style:family="text">
      <style:text-properties fo:font-size="11pt" officeooo:rsid="00f0b278" style:font-size-asian="11pt" style:font-size-complex="11pt"/>
    </style:style>
    <style:style style:name="T16" style:family="text">
      <style:text-properties fo:font-size="11pt" officeooo:rsid="01067a4f" style:font-size-asian="11pt" style:font-size-complex="11pt"/>
    </style:style>
    <style:style style:name="T17" style:family="text">
      <style:text-properties fo:font-size="11pt" style:text-underline-style="none" officeooo:rsid="003d2e6d" style:font-size-asian="11pt" style:font-size-complex="11pt"/>
    </style:style>
    <style:style style:name="T18" style:family="text">
      <style:text-properties fo:font-size="11pt" style:text-underline-style="none" officeooo:rsid="005dfbbe" style:font-size-asian="11pt" style:font-size-complex="11pt"/>
    </style:style>
    <style:style style:name="T19" style:family="text">
      <style:text-properties fo:font-size="11pt" style:text-underline-style="none" officeooo:rsid="00e74bd2" style:font-size-asian="11pt" style:font-size-complex="11pt"/>
    </style:style>
    <style:style style:name="T20" style:family="text">
      <style:text-properties fo:font-size="11pt" style:text-underline-style="solid" style:text-underline-width="auto" style:text-underline-color="font-color" officeooo:rsid="00200af4" style:font-size-asian="11pt" style:font-size-complex="11pt"/>
    </style:style>
    <style:style style:name="T21" style:family="text">
      <style:text-properties fo:font-size="11pt" style:text-underline-style="solid" style:text-underline-width="auto" style:text-underline-color="font-color" officeooo:rsid="00c95b71" style:font-size-asian="11pt" style:font-size-complex="11pt"/>
    </style:style>
    <style:style style:name="T22" style:family="text">
      <style:text-properties fo:font-size="11pt" style:text-underline-style="solid" style:text-underline-width="auto" style:text-underline-color="font-color" officeooo:rsid="00a79347" style:font-size-asian="11pt" style:font-size-complex="11pt"/>
    </style:style>
    <style:style style:name="T23" style:family="text">
      <style:text-properties fo:font-size="11pt" style:text-underline-style="solid" style:text-underline-width="auto" style:text-underline-color="font-color" officeooo:rsid="00e8330c" style:font-size-asian="11pt" style:font-size-complex="11pt"/>
    </style:style>
    <style:style style:name="T24" style:family="text">
      <style:text-properties fo:font-size="11pt" style:text-underline-style="solid" style:text-underline-width="auto" style:text-underline-color="font-color" officeooo:rsid="01056e71" style:font-size-asian="11pt" style:font-size-complex="11pt"/>
    </style:style>
    <style:style style:name="T25" style:family="text">
      <style:text-properties fo:font-size="5pt" style:font-size-asian="5pt" style:font-size-complex="5pt"/>
    </style:style>
    <style:style style:name="T26" style:family="text">
      <style:text-properties fo:font-size="5pt" officeooo:rsid="001708df" style:font-size-asian="5pt" style:font-size-complex="5pt"/>
    </style:style>
    <style:style style:name="T27" style:family="text">
      <style:text-properties fo:font-size="5pt" style:text-underline-style="none" officeooo:rsid="003d2e6d" style:font-size-asian="5pt" style:font-size-complex="5pt"/>
    </style:style>
    <style:style style:name="T28" style:family="text">
      <style:text-properties officeooo:rsid="001708df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5f3484" style:font-style-asian="italic" style:font-style-complex="italic"/>
    </style:style>
    <style:style style:name="T31" style:family="text">
      <style:text-properties fo:font-style="italic" officeooo:rsid="0097b075" style:font-style-asian="italic" style:font-style-complex="italic"/>
    </style:style>
    <style:style style:name="T32" style:family="text">
      <style:text-properties fo:font-style="italic" officeooo:rsid="00e8330c" style:font-style-asian="italic" style:font-style-complex="italic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93e28b"/>
    </style:style>
    <style:style style:name="T35" style:family="text">
      <style:text-properties style:text-underline-style="none" officeooo:rsid="00948281"/>
    </style:style>
    <style:style style:name="T36" style:family="text">
      <style:text-properties style:text-underline-style="none" officeooo:rsid="00964d4e"/>
    </style:style>
    <style:style style:name="T37" style:family="text">
      <style:text-properties style:text-underline-style="none" officeooo:rsid="00a504e1"/>
    </style:style>
    <style:style style:name="T38" style:family="text">
      <style:text-properties style:text-underline-style="none" officeooo:rsid="00200af4"/>
    </style:style>
    <style:style style:name="T39" style:family="text">
      <style:text-properties style:text-underline-style="none" officeooo:rsid="00d2c952"/>
    </style:style>
    <style:style style:name="T40" style:family="text">
      <style:text-properties style:text-underline-style="none" officeooo:rsid="00e0df26"/>
    </style:style>
    <style:style style:name="T41" style:family="text">
      <style:text-properties style:text-underline-style="none" officeooo:rsid="00e8330c"/>
    </style:style>
    <style:style style:name="T42" style:family="text">
      <style:text-properties style:text-underline-style="none" officeooo:rsid="01056e71"/>
    </style:style>
    <style:style style:name="T43" style:family="text">
      <style:text-properties style:text-underline-style="none" officeooo:rsid="01067a4f"/>
    </style:style>
    <style:style style:name="T44" style:family="text">
      <style:text-properties officeooo:rsid="009e1c0e"/>
    </style:style>
    <style:style style:name="T45" style:family="text">
      <style:text-properties officeooo:rsid="00a02995"/>
    </style:style>
    <style:style style:name="T46" style:family="text">
      <style:text-properties officeooo:rsid="00a6c080"/>
    </style:style>
    <style:style style:name="T47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48" style:family="text">
      <style:text-properties style:font-name="Consolas" fo:font-size="9pt" fo:font-weight="bold" officeooo:rsid="00200af4" style:font-size-asian="9pt" style:font-weight-asian="bold" style:font-size-complex="9pt" style:font-weight-complex="bold"/>
    </style:style>
    <style:style style:name="T49" style:family="text">
      <style:text-properties style:font-name="Consolas" fo:font-size="9pt" fo:font-weight="bold" officeooo:rsid="003fd1c6" style:font-size-asian="9pt" style:font-weight-asian="bold" style:font-size-complex="9pt" style:font-weight-complex="bold"/>
    </style:style>
    <style:style style:name="T50" style:family="text">
      <style:text-properties style:font-name="Consolas" fo:font-size="9pt" fo:font-weight="bold" officeooo:rsid="007dab90" style:font-size-asian="9pt" style:font-weight-asian="bold" style:font-size-complex="9pt" style:font-weight-complex="bold"/>
    </style:style>
    <style:style style:name="T51" style:family="text">
      <style:text-properties style:font-name="Consolas" fo:font-size="9pt" fo:font-weight="bold" officeooo:rsid="00fee01b" style:font-size-asian="9pt" style:font-weight-asian="bold" style:font-size-complex="9pt" style:font-weight-complex="bold"/>
    </style:style>
    <style:style style:name="T52" style:family="text">
      <style:text-properties style:font-name="Consolas" fo:font-size="9pt" fo:font-weight="bold" officeooo:rsid="00ff4468" style:font-size-asian="9pt" style:font-weight-asian="bold" style:font-size-complex="9pt" style:font-weight-complex="bold"/>
    </style:style>
    <style:style style:name="T53" style:family="text">
      <style:text-properties style:font-name="Consolas" fo:font-size="9pt" fo:font-weight="bold" officeooo:rsid="01008183" style:font-size-asian="9pt" style:font-weight-asian="bold" style:font-size-complex="9pt" style:font-weight-complex="bold"/>
    </style:style>
    <style:style style:name="T54" style:family="text">
      <style:text-properties style:font-name="Consolas" fo:font-size="9pt" fo:font-weight="bold" officeooo:rsid="01025ac3" style:font-size-asian="9pt" style:font-weight-asian="bold" style:font-size-complex="9pt" style:font-weight-complex="bold"/>
    </style:style>
    <style:style style:name="T55" style:family="text">
      <style:text-properties style:font-name="Consolas" fo:font-size="9pt" fo:font-weight="bold" officeooo:rsid="0103e5ff" style:font-size-asian="9pt" style:font-weight-asian="bold" style:font-size-complex="9pt" style:font-weight-complex="bold"/>
    </style:style>
    <style:style style:name="T56" style:family="text">
      <style:text-properties style:font-name="Consolas" fo:font-size="9pt" fo:font-weight="bold" officeooo:rsid="00fbc3a4" style:font-size-asian="9pt" style:font-weight-asian="bold" style:font-size-complex="9pt" style:font-weight-complex="bold"/>
    </style:style>
    <style:style style:name="T57" style:family="text">
      <style:text-properties style:font-name="Consolas" fo:font-size="9pt" fo:font-weight="bold" officeooo:rsid="01067a4f" style:font-size-asian="9pt" style:font-weight-asian="bold" style:font-size-complex="9pt" style:font-weight-complex="bold"/>
    </style:style>
    <style:style style:name="T58" style:family="text">
      <style:text-properties style:font-name="Consolas" fo:font-size="9pt" fo:font-weight="bold" officeooo:rsid="01096467" style:font-size-asian="9pt" style:font-weight-asian="bold" style:font-size-complex="9pt" style:font-weight-complex="bold"/>
    </style:style>
    <style:style style:name="T59" style:family="text">
      <style:text-properties style:font-name="Consolas" fo:font-size="9pt" fo:font-weight="bold" officeooo:rsid="01099aa7" style:font-size-asian="9pt" style:font-weight-asian="bold" style:font-size-complex="9pt" style:font-weight-complex="bold"/>
    </style:style>
    <style:style style:name="T60" style:family="text">
      <style:text-properties style:font-name="Consolas" fo:font-size="9pt" fo:font-style="normal" style:text-underline-style="none" fo:font-weight="bold" officeooo:rsid="00200af4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style:font-name="Consolas" fo:font-size="9pt" fo:font-style="normal" style:text-underline-style="none" fo:font-weight="bold" officeooo:rsid="00c06eb8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style:font-name="Consolas" fo:font-size="9pt" fo:font-style="normal" style:text-underline-style="none" fo:font-weight="bold" officeooo:rsid="00ff4468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style:font-name="Consolas" fo:font-size="9pt" style:text-underline-style="none" fo:font-weight="bold" officeooo:rsid="0093e28b" style:font-size-asian="9pt" style:font-weight-asian="bold" style:font-size-complex="9pt" style:font-weight-complex="bold"/>
    </style:style>
    <style:style style:name="T64" style:family="text">
      <style:text-properties style:font-name="Consolas" fo:font-size="9pt" style:text-underline-style="solid" style:text-underline-width="auto" style:text-underline-color="font-color" fo:font-weight="bold" officeooo:rsid="0093e28b" style:font-size-asian="9pt" style:font-weight-asian="bold" style:font-size-complex="9pt" style:font-weight-complex="bold"/>
    </style:style>
    <style:style style:name="T65" style:family="text">
      <style:text-properties style:font-name="Consolas" fo:font-size="10pt" style:text-underline-style="none" fo:font-weight="bold" officeooo:rsid="00200af4" style:font-size-asian="10pt" style:font-weight-asian="bold" style:font-size-complex="10pt" style:font-weight-complex="bold"/>
    </style:style>
    <style:style style:name="T66" style:family="text">
      <style:text-properties style:font-name="Consolas" fo:font-size="4pt" fo:font-weight="bold" officeooo:rsid="00200af4" style:font-size-asian="4pt" style:font-weight-asian="bold" style:font-size-complex="4pt" style:font-weight-complex="bold"/>
    </style:style>
    <style:style style:name="T67" style:family="text">
      <style:text-properties style:font-name="Consolas" fo:font-size="6pt" style:text-underline-style="none" fo:font-weight="bold" officeooo:rsid="00200af4" style:font-size-asian="6pt" style:font-weight-asian="bold" style:font-size-complex="6pt" style:font-weight-complex="bold"/>
    </style:style>
    <style:style style:name="T68" style:family="text">
      <style:text-properties style:font-name="Consolas" fo:font-size="11pt" style:text-underline-style="solid" style:text-underline-width="auto" style:text-underline-color="font-color" fo:font-weight="bold" officeooo:rsid="00200af4" style:font-size-asian="11pt" style:font-weight-asian="bold" style:font-size-complex="11pt" style:font-weight-complex="bold"/>
    </style:style>
    <style:style style:name="T69" style:family="text">
      <style:text-properties style:font-name="Consolas" fo:font-size="11pt" style:text-underline-style="solid" style:text-underline-width="auto" style:text-underline-color="font-color" fo:font-weight="bold" officeooo:rsid="00a79347" style:font-size-asian="11pt" style:font-weight-asian="bold" style:font-size-complex="11pt" style:font-weight-complex="bold"/>
    </style:style>
    <style:style style:name="T70" style:family="text">
      <style:text-properties style:font-name="Consolas" fo:font-size="11pt" style:text-underline-style="solid" style:text-underline-width="auto" style:text-underline-color="font-color" fo:font-weight="bold" officeooo:rsid="00fd6ae5" style:font-size-asian="11pt" style:font-weight-asian="bold" style:font-size-complex="11pt" style:font-weight-complex="bold"/>
    </style:style>
    <style:style style:name="T71" style:family="text">
      <style:text-properties style:font-name="Consolas" fo:font-size="11pt" fo:font-weight="bold" officeooo:rsid="001708df" style:font-size-asian="11pt" style:font-weight-asian="bold" style:font-size-complex="11pt" style:font-weight-complex="bold"/>
    </style:style>
    <style:style style:name="T72" style:family="text">
      <style:text-properties style:font-name="Consolas" fo:font-size="11pt" fo:font-weight="bold" officeooo:rsid="01067a4f" style:font-size-asian="11pt" style:font-weight-asian="bold" style:font-size-complex="11pt" style:font-weight-complex="bold"/>
    </style:style>
    <style:style style:name="T73" style:family="text">
      <style:text-properties style:font-name="Consolas" fo:font-size="5pt" fo:font-weight="bold" officeooo:rsid="003fd1c6" style:font-size-asian="5pt" style:font-weight-asian="bold" style:font-size-complex="5pt" style:font-weight-complex="bold"/>
    </style:style>
    <style:style style:name="T74" style:family="text">
      <style:text-properties style:font-name="Consolas" fo:font-size="5pt" style:text-underline-style="solid" style:text-underline-width="auto" style:text-underline-color="font-color" fo:font-weight="bold" officeooo:rsid="003fd1c6" style:font-size-asian="5pt" style:font-weight-asian="bold" style:font-size-complex="5pt" style:font-weight-complex="bold"/>
    </style:style>
    <style:style style:name="T75" style:family="text">
      <style:text-properties style:font-name="Consolas" fo:font-size="5pt" style:text-underline-style="none" fo:font-weight="bold" officeooo:rsid="003fd1c6" style:font-size-asian="5pt" style:font-weight-asian="bold" style:font-size-complex="5pt" style:font-weight-complex="bold"/>
    </style:style>
    <style:style style:name="T76" style:family="text">
      <style:text-properties style:font-name="Consolas" fo:font-size="5pt" style:text-underline-style="none" fo:font-weight="bold" officeooo:rsid="00de44b2" style:font-size-asian="5pt" style:font-weight-asian="bold" style:font-size-complex="5pt" style:font-weight-complex="bold"/>
    </style:style>
    <style:style style:name="T77" style:family="text">
      <style:text-properties fo:font-size="10pt" style:text-underline-style="none" officeooo:rsid="00200af4" style:font-size-asian="10pt" style:font-size-complex="10pt"/>
    </style:style>
    <style:style style:name="T78" style:family="text">
      <style:text-properties fo:font-size="4pt" style:text-underline-style="none" officeooo:rsid="00200af4" style:font-size-asian="4pt" style:font-size-complex="4pt"/>
    </style:style>
    <style:style style:name="T79" style:family="text">
      <style:text-properties fo:font-size="4pt" style:text-underline-style="solid" style:text-underline-width="auto" style:text-underline-color="font-color" officeooo:rsid="00200af4" style:font-size-asian="4pt" style:font-size-complex="4pt"/>
    </style:style>
    <style:style style:name="T80" style:family="text">
      <style:text-properties officeooo:rsid="00cb7a79"/>
    </style:style>
    <style:style style:name="T81" style:family="text">
      <style:text-properties officeooo:rsid="00e8330c"/>
    </style:style>
    <style:style style:name="T82" style:family="text">
      <style:text-properties officeooo:rsid="00eb6f4e"/>
    </style:style>
    <style:style style:name="T83" style:family="text">
      <style:text-properties officeooo:rsid="00fbc3a4"/>
    </style:style>
    <style:style style:name="T84" style:family="text">
      <style:text-properties officeooo:rsid="00fd274c"/>
    </style:style>
    <style:style style:name="T85" style:family="text">
      <style:text-properties officeooo:rsid="01067a4f"/>
    </style:style>
    <style:style style:name="T86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87" style:family="text">
      <style:text-properties style:font-name="Consolas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1" svg:width="6.959cm" svg:height="1.779cm" svg:x="-0.03cm" svg:y="1.365cm"><text:p><text:span text:style-name="T86"><text:s/></text:span><text:span text:style-name="T86">NOTE:</text:span><text:span text:style-name="T87"> 1D/1H/1S/2C may be 4card suit</text:span><text:span text:style-name="T87"><text:line-break/></text:span><text:span text:style-name="T87"> <text:s text:c="8"/>w longer sidesuit.</text:span><text:span text:style-name="T87"><text:line-break/></text:span><text:span text:style-name="T87"> <text:s text:c="5"/>1NT does NOT promise bal hand.</text:span><text:span text:style-name="T87"><text:line-break/></text:span><text:span text:style-name="T87"> <text:s text:c="5"/>Many artificial responses.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7">TURBO (</text:span><text:span text:style-name="T19">strong</text:span><text:span text:style-name="T18">-1</text:span><text:span text:style-name="T19">C</text:span><text:span text:style-name="T18">, </text:span><text:span text:style-name="T17">canapé system)<text:line-break/></text:span><text:span text:style-name="T27"><text:line-break/></text:span><text:span text:style-name="T17"> <text:s text:c="3"/></text:span></text:p>
      <text:p text:style-name="P1"><text:line-break/><text:span text:style-name="T80">l</text:span><text:line-break/><text:line-break/></text:p>
      <text:p text:style-name="P6"><text:span text:style-name="T79"><text:line-break/></text:span><text:span text:style-name="T23">OPENINGS</text:span><text:span text:style-name="T20"> </text:span><text:span text:style-name="T21">1</text:span><text:span text:style-name="T23">st</text:span><text:span text:style-name="T21">/</text:span><text:span text:style-name="T23">2nd</text:span><text:span text:style-name="T20"> hand </text:span><text:span text:style-name="T22">&amp;</text:span><text:span text:style-name="T20"> </text:span><text:span text:style-name="T21">3</text:span><text:span text:style-name="T23">rd</text:span><text:span text:style-name="T20"> hand </text:span><text:span text:style-name="T24">NV</text:span><text:span text:style-name="T77">:<text:line-break/></text:span><text:span text:style-name="T38"> <text:s text:c="2"/></text:span><text:span text:style-name="T39">(</text:span><text:span text:style-name="T41">may be weaker in 3rd hand </text:span><text:span text:style-name="T43">non-vuln</text:span><text:span text:style-name="T39">)</text:span><text:span text:style-name="T77"><text:line-break/></text:span><text:span text:style-name="T78"><text:line-break/></text:span><text:span text:style-name="T7">1</text:span><text:span text:style-name="T14">C</text:span><text:span text:style-name="T7">:</text:span> <text:s/><text:span text:style-name="T4">16+. Fording. Relay methods.</text:span></text:p>
      <text:p text:style-name="P20"><text:span text:style-name="T29">- </text:span><text:span text:style-name="T32">Artifical responses</text:span><text:span text:style-name="T31">.</text:span><text:span text:style-name="T30"><text:line-break/></text:span><text:span text:style-name="T25"><text:line-break/></text:span><text:span text:style-name="T12">1</text:span><text:span text:style-name="T14">D</text:span><text:span text:style-name="T12">:</text:span><text:span text:style-name="T28"> <text:s/></text:span>2+<text:span text:style-name="T81">diams</text:span>. <text:span text:style-name="T46">(12)</text:span>13-15.<text:line-break/> <text:s text:c="2"/><text:span text:style-name="T44">a) Balanced hand (incl 5maj332)</text:span>.<text:line-break/> <text:s text:c="2"/><text:span text:style-name="T44">b) 4+diams unbal. May have longer sidesuit.<text:line-break/></text:span><text:span text:style-name="T29">- </text:span><text:span text:style-name="T32">Artifical responses</text:span><text:span text:style-name="T31">.</text:span><text:line-break/><text:span text:style-name="T26"><text:line-break/></text:span><text:span text:style-name="T12">1</text:span><text:span text:style-name="T14">H</text:span><text:span text:style-name="T8">/1S</text:span><text:span text:style-name="T12">:</text:span><text:span text:style-name="T28"> <text:s/>4+suit. 10-15:<text:line-break/> <text:s text:c="2"/>a) 10-12, balanced or 4441.<text:line-break/> <text:s text:c="2"/>b) 10-15, 4+suit, 5+sidesuit.</text:span></text:p>
      <text:p text:style-name="P5"><text:s text:c="3"/>c) 12-15, 6+<text:span text:style-name="T82">suit</text:span>.<text:line-break/> <text:s text:c="2"/>d) 1H: 13-15. 4414 <text:span text:style-name="T82">w short diams</text:span>.</text:p>
      <text:p text:style-name="P2"><text:span text:style-name="T25"><text:line-break/></text:span><text:span text:style-name="T7">1NT:</text:span> <text:s/><text:span text:style-name="T5">10-12, denies 4cd major.<text:line-break/> <text:s text:c="6"/>Balanced or unbalanced!</text:span></text:p>
      <text:p text:style-name="P3"><text:span text:style-name="T25"><text:line-break/></text:span><text:span text:style-name="T9">2</text:span><text:span text:style-name="T15">C</text:span><text:span text:style-name="T9">:</text:span><text:span text:style-name="T5"> a) 13-15. 5cd major and 4+clubs.<text:line-break/> <text:s text:c="4"/>b) 6+clubs. Ca 12-15.<text:line-break/></text:span><text:span text:style-name="T25"><text:line-break/></text:span><text:span text:style-name="T7">2</text:span><text:span text:style-name="T15">D</text:span><text:span text:style-name="T7">:</text:span> <text:span text:style-name="T5">Multi-variant:</text:span><text:line-break/> <text:s text:c="5"/><text:span text:style-name="T2">a) <text:s/>8-11. 5+major.<text:line-break/> <text:s text:c="5"/>b) 12-15. 5cd major and 5+diams.<text:line-break/> <text:s text:c="5"/>c) 7cd major, ca 7 tricks.<text:line-break/> <text:s text:c="5"/>d) 6+diams. Ca 12-15.<text:line-break/></text:span><text:span text:style-name="T25"><text:line-break/></text:span><text:span text:style-name="T10">2</text:span><text:span text:style-name="T11">H/2S</text:span><text:span text:style-name="T10">:</text:span><text:span text:style-name="T2"> 10-12. 5cd major and 4+minor.</text:span></text:p>
      <text:p text:style-name="P4"><text:span text:style-name="T25"><text:line-break/></text:span><text:span text:style-name="T7">2NT:</text:span> <text:span text:style-name="T6">13-15</text:span>. <text:span text:style-name="T83">6+minor w honour in <text:line-break/> <text:s text:c="5"/>2 or 3 side-suits. No 4cd major.</text:span></text:p>
      <text:p text:style-name="P4"><text:span text:style-name="T25"><text:line-break/></text:span><text:span text:style-name="T13">3N</text:span><text:span text:style-name="T7">T:</text:span> <text:s/><text:span text:style-name="T84">6cd major and 5+diams. Ca 10-15.</text:span></text:p>
      <text:p text:style-name="P19"><text:span text:style-name="T75"><text:s/></text:span><text:span text:style-name="T76"><text:s/></text:span><text:span text:style-name="T75"><text:line-break/></text:span><text:span text:style-name="T74"><text:line-break/></text:span><text:span text:style-name="T70">OPENINGS</text:span><text:span text:style-name="T68"> 3</text:span><text:span text:style-name="T70">rd</text:span><text:span text:style-name="T68"> hand </text:span><text:span text:style-name="T70">vuln</text:span><text:span text:style-name="T68"> </text:span><text:span text:style-name="T69">&amp;</text:span><text:span text:style-name="T68"> 4</text:span><text:span text:style-name="T70">th</text:span><text:span text:style-name="T68"> hand</text:span><text:span text:style-name="T65">:</text:span><text:span text:style-name="T48"><text:line-break/></text:span><text:span text:style-name="T66"><text:line-break/></text:span><text:span text:style-name="T48">1</text:span><text:span text:style-name="T53">D</text:span><text:span text:style-name="T48">: <text:s text:c="2"/></text:span><text:span text:style-name="T54">&lt;=15 hcp. </text:span><text:span text:style-name="T48">”</text:span><text:span text:style-name="T52">Nebulous”</text:span><text:span text:style-name="T48">. </text:span><text:span text:style-name="T52">May be short diam</text:span><text:span text:style-name="T53">s</text:span><text:span text:style-name="T52">.</text:span><text:span text:style-name="T48"><text:line-break/> </text:span><text:span text:style-name="T60"><text:s text:c="2"/></text:span><text:span text:style-name="T61"><text:s text:c="4"/></text:span><text:span text:style-name="T62">Natural responses</text:span><text:span text:style-name="T60">.<text:line-break/></text:span><text:span text:style-name="T48">1</text:span><text:span text:style-name="T53">H/1S</text:span><text:span text:style-name="T48">: </text:span><text:span text:style-name="T54">&lt;=15hcp. </text:span><text:span text:style-name="T48">5+</text:span><text:span text:style-name="T53">suit</text:span><text:span text:style-name="T48">. <text:s/>-2</text:span><text:span text:style-name="T54">C</text:span><text:span text:style-name="T48">=Drury.<text:line-break/>1NT: 14-15 </text:span><text:span text:style-name="T51">balanced.</text:span><text:span text:style-name="T48"><text:line-break/>2</text:span><text:span text:style-name="T55">C/2D</text:span><text:span text:style-name="T48">: </text:span><text:span text:style-name="T54">&lt;=15hcp. </text:span><text:span text:style-name="T48">6+</text:span><text:span text:style-name="T54">suit</text:span><text:span text:style-name="T48">, </text:span><text:span text:style-name="T53">denies 4cd </text:span><text:span text:style-name="T54">major</text:span><text:span text:style-name="T48">.<text:line-break/>2</text:span><text:span text:style-name="T55">H/2S</text:span><text:span text:style-name="T48">: </text:span><text:span text:style-name="T53">&lt;=12hcp. 5+suit</text:span><text:span text:style-name="T48">.<text:line-break/>2NT: </text:span><text:span text:style-name="T49">13-15</text:span><text:span text:style-name="T47">. </text:span><text:span text:style-name="T56">6+minor w honour in <text:line-break/> <text:s text:c="4"/>2 or 3 side-</text:span><text:span text:style-name="T58">side</text:span><text:span text:style-name="T56">. No 4cd major.</text:span><text:span text:style-name="T49"><text:line-break/><text:line-break/></text:span><text:span text:style-name="T72">Defence against </text:span><text:span text:style-name="T71">NT:</text:span><text:span text:style-name="T47"> </text:span><text:span text:style-name="T57">Artific</text:span><text:span text:style-name="T59">i</text:span><text:span text:style-name="T57">al</text:span><text:span text:style-name="T49">.<text:line-break/></text:span><text:span text:style-name="T73"><text:line-break/><text:line-break/><text:line-break/></text:span><text:span text:style-name="T72">Leads</text:span><text:span text:style-name="T71">:</text:span><text:span text:style-name="T47"> 10-12 <text:s/></text:span><text:span text:style-name="T50">(2</text:span><text:span text:style-name="T57">nd</text:span><text:span text:style-name="T50">/4</text:span><text:span text:style-name="T57">th</text:span><text:span text:style-name="T50"> </text:span><text:span text:style-name="T57">thru</text:span><text:span text:style-name="T50"> </text:span><text:span text:style-name="T57">declarer</text:span><text:span text:style-name="T50">)</text:span><text:span text:style-name="T47">.</text:span></text:p>
      <text:p text:style-name="P7"><text:span text:style-name="T16">Signals</text:span><text:span text:style-name="T7">:</text:span> <text:span text:style-name="T85">UDCA, Lavinthal.</text:span></text:p>
      <text:p text:style-name="P18"><text:span text:style-name="T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2" svg:font-family="Consolas" style:font-family-generic="swiss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dc:date>2020-04-12T22:47:48.518000000</dc:date>
    <meta:editing-duration>PT6H30M50S</meta:editing-duration>
    <meta:editing-cycles>234</meta:editing-cycles>
    <meta:generator>LibreOffice/5.0.1.2$Windows_x86 LibreOffice_project/81898c9f5c0d43f3473ba111d7b351050be20261</meta:generator>
    <meta:print-date>2020-03-06T22:48:56.976000000</meta:print-date>
    <meta:document-statistic meta:table-count="0" meta:image-count="0" meta:object-count="0" meta:page-count="1" meta:paragraph-count="11" meta:word-count="191" meta:character-count="1281" meta:non-whitespace-character-count="984"/>
  </office:meta>
</office:document-meta>
</file>